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7.4506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96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1">
            <text:p>Formatvorlage</text:p>
          </table:table-cell>
          <table:table-cell office:value-type="string" table:style-name="ce2">
            <text:p>Beschreibu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lioangabe</text:p>
          </table:table-cell>
          <table:table-cell office:value-type="string" table:style-name="ce2">
            <text:p>Seitenangabe durch Angabe von Folio mit recto *r und verso *v (im Nachhinein mit Bleistift im Grundbuch eingetragen). Auf den Seiten befinden sich zudem (ws. zeitnah zur Entstehung angebrachte) Foliozählungen in lateinischen Zahlzeichen in Tinte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Faksimilelink</text:p>
          </table:table-cell>
          <table:table-cell office:value-type="string" table:style-name="ce2">
            <text:p>Dateiname des Faksimiles - zur technischen Verknüpfung des Textes mit der Bilddatei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Überschrift 2</text:p>
          </table:table-cell>
          <table:table-cell office:value-type="string" table:style-name="ce2">
            <text:p>Alphabetische grobe Gliederung des Grundbuche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Rubrik</text:p>
          </table:table-cell>
          <table:table-cell office:value-type="string" table:style-name="ce2">
            <text:p>Gliederung nach Bürgermeistern und Ja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kundendatum</text:p>
          </table:table-cell>
          <table:table-cell office:value-type="string" table:style-name="ce2">
            <text:p>Aufgeschlüsseltes Datum der Urkun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dard</text:p>
          </table:table-cell>
          <table:table-cell office:value-type="string" table:style-name="ce2">
            <text:p>Text des Grundbucheintrag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umma</text:p>
          </table:table-cell>
          <table:table-cell office:value-type="string" table:style-name="ce2">
            <text:p>Für den jeweiligen Grundbucheintrag abgerechnete Summe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Nachtrag</text:p>
          </table:table-cell>
          <table:table-cell office:value-type="string" table:style-name="ce2">
            <text:p>Verschiedene nachträgliche Vermerke und Anmerkungen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eitenautor</text:p>
          </table:table-cell>
          <table:table-cell office:value-type="string" table:style-name="ce2">
            <text:p>Erstbearbeiter der Seite/des Seitenabschnitts (nicht angezeigt, für die interne Organisati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chgestrichen</text:p>
          </table:table-cell>
          <table:table-cell office:value-type="string" table:style-name="ce2">
            <text:p>Durchgestri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chgestellt</text:p>
          </table:table-cell>
          <table:table-cell office:value-type="string" table:style-name="ce2">
            <text:p>Hochgestellt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PF</meta:initial-creator>
    <dc:creator>PF</dc:creator>
    <meta:creation-date>2019-05-02T11:43:17Z</meta:creation-date>
    <dc:date>2019-05-02T10:22:07Z</dc:date>
    <meta:editing-cycles>1</meta:editing-cycles>
    <meta:editing-duration>PT0S</meta:editing-duration>
  </office:meta>
</office:document-meta>
</file>